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Randles</text:p>
      <text:p text:style-name="P1">2010-04-15</text:p>
      <text:p text:style-name="P3"/>
      <text:p text:style-name="P4">Questions and Talking Points – Tie Strength</text:p>
      <text:p text:style-name="P2"/>
      <text:p text:style-name="P2">Talking Points</text:p>
      <text:p text:style-name="P2"/>
      <text:p text:style-name="P5">An interesting analysis of social networks would be to investigate the tie strength in the network and form links between people and groups of people to see how information and relationships flow and are formed in them.</text:p>
      <text:p text:style-name="P5"/>
      <text:p text:style-name="P5">Their study has one important flaw, specifically it looks at points in time, not the overall tie over time between people. <text:s/>An interesting extension of the study would be to use college freshman and then study how their ties over time evolve and decay.</text:p>
      <text:p text:style-name="P5"/>
      <text:p text:style-name="P5">An interesting study would be to map tie strength in groups of people with and without stressors. <text:s/>A good example of this would be a military force before, during, and after deployment.</text:p>
      <text:p text:style-name="P2"/>
      <text:p text:style-name="P2">Questions</text:p>
      <text:p text:style-name="P2"/>
      <text:p text:style-name="P5">Could a computed tie strength be applied to people recommendation algorithms talked about in previous articles?</text:p>
      <text:p text:style-name="P5"/>
      <text:p text:style-name="P5">What other sorts of applications does this sort of study support?</text:p>
      <text:p text:style-name="P2"/>
      <text:p text:style-name="P5">Are there any other factors which they might have missed that could lead to better tie strength? <text:s/>Do their results make s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5T13:39:35</meta:creation-date>
    <dc:date>2010-04-15T13:50:17</dc:date>
    <meta:editing-duration>PT00H10M42S</meta:editing-duration>
    <meta:editing-cycles>3</meta:editing-cycles>
    <meta:generator>OpenOffice.org/3.1$Unix OpenOffice.org_project/310m19$Build-9420</meta:generator>
    <meta:document-statistic meta:table-count="0" meta:image-count="0" meta:object-count="0" meta:page-count="1" meta:paragraph-count="11" meta:word-count="175" meta:character-count="1046"/>
  </office:meta>
</office:document-meta>
</file>